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text-indent="0cm" style:auto-text-indent="false" fo:padding="0cm" fo:border="non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paragraph-properties fo:padding="0cm" fo:border="none"/>
    </style:style>
    <style:style style:name="P4" style:family="paragraph" style:parent-style-name="Preformatted_20_Text">
      <style:text-properties officeooo:rsid="000b0e3a" officeooo:paragraph-rsid="000b0e3a"/>
    </style:style>
    <style:style style:name="P5" style:family="paragraph" style:parent-style-name="Preformatted_20_Text">
      <style:paragraph-properties fo:margin-top="0cm" fo:margin-bottom="0.499cm" style:contextual-spacing="false" fo:padding="0cm" fo:border="none"/>
      <style:text-properties officeooo:rsid="000b0e3a"/>
    </style:style>
    <style:style style:name="P6" style:family="paragraph" style:parent-style-name="Preformatted_20_Text">
      <style:text-properties officeooo:rsid="000af822" officeooo:paragraph-rsid="000af822"/>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officeooo:rsid="00098e6f" officeooo:paragraph-rsid="00098e6f"/>
    </style:style>
    <style:style style:name="P9" style:family="paragraph" style:parent-style-name="Standard">
      <style:text-properties officeooo:rsid="000af822" officeooo:paragraph-rsid="000af822"/>
    </style:style>
    <style:style style:name="P10" style:family="paragraph" style:parent-style-name="Standard">
      <style:text-properties officeooo:rsid="000b0e3a" officeooo:paragraph-rsid="000b0e3a"/>
    </style:style>
    <style:style style:name="T1" style:family="text">
      <style:text-properties officeooo:rsid="00098e6f"/>
    </style:style>
    <style:style style:name="T2" style:family="text">
      <style:text-properties officeooo:rsid="000b0e3a"/>
    </style:style>
    <style:style style:name="T3" style:family="text">
      <style:text-properties officeooo:rsid="000b29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YTHON, <text:span text:style-name="T1">FUNCIONES</text:span></text:p>
      <text:p text:style-name="Standard"/>
      <text:p text:style-name="Standard"/>
      <text:p text:style-name="Standard">¿Qués es <text:span text:style-name="T1">una función</text:span>?</text:p>
      <text:p text:style-name="Standard">* Una función es un bloque de código organizado que se usa para organizar una sola tarea. Las funciones permiten ser utilizadas en diferentes partes del código y pueden recibir argumentos como entrada y retornar una variable u otra función como salida. Para declarar una función se utiliza la siguiente sintaxis:</text:p>
      <text:p text:style-name="Standard"/>
      <text:p text:style-name="P1">f &lt;nombre-funcion&gt; (&lt;parámetros&gt;):</text:p>
      <text:p text:style-name="P3">     bloque código</text:p>
      <text:p text:style-name="P2">     return &lt;objeto&gt;</text:p>
      <text:p text:style-name="Standard">------------------------------------------------------------------------------------------------------------------------</text:p>
      <text:p text:style-name="Standard"/>
      <text:p text:style-name="Standard">Partes de la función:</text:p>
      <text:p text:style-name="Standard">* La definición de la función usa la palabra reservada def, contiene el nombre de la función y los nombres de parámetros que va a recibir.</text:p>
      <text:p text:style-name="Standard">* Código de la función</text:p>
      <text:p text:style-name="Standard">* Resultados o valor de retorno</text:p>
      <text:p text:style-name="Standard">En Python se utiliza la palabra reservada def para definir una función y la palabra reservada return para devolver o retornar el resultado que puede ser una o varias variables, si la función no tiene return por defaul o por defecto retorna None.</text:p>
      <text:p text:style-name="Standard"/>
      <text:p text:style-name="Standard">ANALOGÍA DE UNA FUNCIÓN A UNA FÁ<text:span text:style-name="T1">BR</text:span>ICA:</text:p>
      <text:p text:style-name="Standard"/>
      <text:p text:style-name="P8">Una función en Python puede recibir variables para procesarlas y al final puede retornar variables.</text:p>
      <text:p text:style-name="P8">Se parece bastante al comportamiento de una fábrica de zapatos: recibe materias primas como el cuero, entonces procesa los materiales y al final se obtiene productos.</text:p>
      <text:p text:style-name="P8"/>
      <text:p text:style-name="P9">Las funciones en su interior pueden necesitar d otras funciones, según esa jerarquía se puede hablar de subfunciones; de igual manera podemos imaginar que las fábricas pueden necesitar que otras fábricas las provean de recursos necesarios, por ejemplo podemos decir que las fábricas de carros se aprovisionan de máquinas para realizar sus vehículos. Esas máquinas las realizan otras fábricas especializadas en hacer máquinas.</text:p>
      <text:p text:style-name="P9"/>
      <text:p text:style-name="P9">Esa manera sencilla y práctica donde una fábrica se enfoca en realizar unos pocos productos la vuelve más eficiente, una fábrica que hace de todo (zapatos, jeans, relojes, ropa interior, maletas, tenis, camisas, polos, ropa deportiva) tiene problemas de calidad, optimización de recursos etc. De la misma manera, los programas se deben escribir de forma organizada para que el nombre de las funciones y variables que reciba, nos de información puntual de lo que pretende realizar y devolver.</text:p>
      <text:p text:style-name="P9"/>
      <text:p text:style-name="P9">------------------------------------------------------------------------------------------------------------------------</text:p>
      <text:p text:style-name="P9">PARÁMETROS Y ARGUMENTOS DE UNA FUNCIÓN</text:p>
      <text:p text:style-name="P9"/>
      <text:p text:style-name="P9">Cuando una función es llamada, puede recibir valores a través de variables denominadas parámetros, los cuales se definen entre paréntesis en la declaración de la función, Dentro del cuerpo de la función, estos parámetros pueden ser utilizados como <text:span text:style-name="T2">si fueran variables convencionales. Los valores <text:s/>proporcionados a la función durante una invocación específica se denominan argumentos y están vinculados a los parámetros establecidos en la declaración de la función.</text:span></text:p>
      <text:p text:style-name="P9"/>
      <text:p text:style-name="P10">Los argumentos pueden ser proporcionados de dos maneras:</text:p>
      <text:p text:style-name="P10"><text:soft-page-break/>* ARGUMENTOS POSICIONALES: Estos se vinculan a los parámetros de la función en el mismo orden en que están establecidos en la definición de la función.</text:p>
      <text:p text:style-name="P10">* ARGUMENTOS NOMINALES: Aquí, se específica de manera explicita el nombre del parámetro al cual se asocia un argumento utilizando la sintaxis parámetro = argumento.</text:p>
      <text:p text:style-name="P4">def saludar(nombre, lenguaje):</text:p>
      <text:p text:style-name="P2"><text:s text:c="8"/>print("Hola ", nombre, " bienvenido a ", lenguaje)</text:p>
      <text:p text:style-name="P10">La función anterior toma el nombre de una persona y el lenguaje que va a aprende, saluda a la persona y le da la bienvenida al lenguaje. Entonces, se podrìa hacer el llamado pasando los argumentos por posición y el nombre de la siguiente forma:</text:p>
      <text:p text:style-name="P10"><text:s/></text:p>
      <text:p text:style-name="P4">saludar("Juan", "Python")</text:p>
      <text:p text:style-name="P3">saludar(lenguaje = "Python", nombre = "Juan")</text:p>
      <text:p text:style-name="P3"/>
      <text:p text:style-name="P3"/>
      <text:p text:style-name="P2">#En ambos casos la impresión en consola sería: Hola Juan bienvenido a Pytho<text:span text:style-name="T2">N.</text:span></text:p>
      <text:p text:style-name="P5"/>
      <text:p text:style-name="P10">* ARGUMENTOS POR DEFECTO: En la declaración de una función, es posible signar un valor predeterminado a cada parámetro. En consecuencia, si la función es llamada suministrar un argumento específico para ese parámetro, se utilizará el valor por defecto asignado.</text:p>
      <text:p text:style-name="P10"/>
      <text:p text:style-name="P4">def saludar(nombre, lenguaje = "Python"):</text:p>
      <text:p text:style-name="P2"><text:s text:c="8"/>print("Hola ", nombre, " bienvenido a ", lenguaje)</text:p>
      <text:p text:style-name="P10"/>
      <text:p text:style-name="P10">La función es una adaptación de la función mostrada en el ejemplo anterior donde, se le establece un argumento por defecto al lenguaje. Entonces, se puede utilizar de la siguiente forma:</text:p>
      <text:p text:style-name="P10"/>
      <text:p text:style-name="P6">saludar("Juan") #Esto imprimirá: Hola Juan bienvenido a Python</text:p>
      <text:p text:style-name="P2">saludar("Juan", "JavaScript") #Esto imprimirá: Hola Juan bienvenido a JavaScript</text:p>
      <text:p text:style-name="P10">*NÚMERO INDETERMINADO DE ARGUMENT0S: Se tiene la opción de enviar un número variable de argumentos a un parámetro, y esto se logra de dos maneras:</text:p>
      <text:p text:style-name="P10">* Parámetro: Se coloca un asterisco antes del nombre del parámetro, y al invocar la función, se proporciona un número variable de argumentos se almacenan en una lista que se asocia con el parámetro.</text:p>
      <text:p text:style-name="P10"/>
      <text:p text:style-name="P4">def compras(*productos):</text:p>
      <text:p text:style-name="P3"><text:s text:c="8"/>print(productos)</text:p>
      <text:p text:style-name="P3"> </text:p>
      <text:p text:style-name="P2">compras("Camisa", "Televisor", "Arroz") #Esto imprime: ('Camisa', 'Televisor', 'Arroz')</text:p>
      <text:p text:style-name="P10">*Parámetro: Al nombre del parámetro se le añade dos ast<text:span text:style-name="T3">eriscos, y al llamar a la función, se suministrar un número variable de argumentos en forma de pares nombre = valor, separados por comas. Estos argumentos se almacenan en un diccionario que se asocia con el parámetro.</text:span></text:p>
      <text:p text:style-name="P10"/>
      <text:p text:style-name="P4">def persona(**datos):</text:p>
      <text:p text:style-name="P3"><text:s text:c="8"/>print(datos)</text:p>
      <text:p text:style-name="P3"> </text:p>
      <text:p text:style-name="P2">persona(Nombre = "Pepe Perez", Email = "pepe@email.com") #Esto imprime: {'Nombre': 'Pepe Perez', 'Email': 'pepe@email.com'}</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03:56:47.888815671</meta:creation-date>
    <dc:date>2024-12-13T04:45:29.373762961</dc:date>
    <meta:editing-duration>PT10M3S</meta:editing-duration>
    <meta:editing-cycles>1</meta:editing-cycles>
    <meta:document-statistic meta:table-count="0" meta:image-count="0" meta:object-count="0" meta:page-count="2" meta:paragraph-count="47" meta:word-count="783" meta:character-count="5296" meta:non-whitespace-character-count="4511"/>
    <meta:generator>LibreOffice/24.2.5.2$Linux_X86_64 LibreOffice_project/bffef4ea93e59bebbeaf7f431bb02b1a39ee8a59</meta:generator>
  </office:meta>
</office:document-meta>
</file>